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20.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Liberation Serif'" style:font-family-asian="'Liberation Serif'" style:font-family-complex="'Liberation Serif'" fo:background-color="transparent" style:use-window-font-color="true"/>
    </style:style>
    <style:style style:name="T1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 style:family="text">
      <style:text-properties fo:font-size="14.00pt" fo:font-weight="normal" fo:font-family="'Liberation Serif'" style:font-family-asian="'Liberation Serif'" style:font-family-complex="'Liberation Serif'" fo:background-color="transparent" style:use-window-font-color="true"/>
    </style:style>
    <style:style style:name="T20" style:family="text">
      <style:text-properties fo:font-size="14.00pt" fo:font-weight="normal" fo:font-family="'Liberation Serif'" style:font-family-asian="'Liberation Serif'" style:font-family-complex="'Liberation Serif'" fo:background-color="transparent" style:use-window-font-color="true"/>
    </style:style>
    <style:style style:name="T2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normal" fo:font-family="'Liberation Serif'" style:font-family-asian="'Liberation Serif'" style:font-family-complex="'Liberation Serif'" fo:background-color="transparent" style:use-window-font-color="true"/>
    </style:style>
    <style:style style:name="T4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45" style:family="text">
      <style:text-properties fo:font-size="14.00pt" fo:font-weight="normal" fo:font-family="'Liberation Serif'" style:font-family-asian="'Liberation Serif'" style:font-family-complex="'Liberation Serif'"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47" style:family="text">
      <style:text-properties fo:font-size="14.00pt" fo:font-weight="normal" fo:font-family="'Liberation Serif'" style:font-family-asian="'Liberation Serif'" style:font-family-complex="'Liberation Serif'" fo:background-color="transparent" style:use-window-font-color="true"/>
    </style:style>
    <style:style style:name="T48"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49" style:family="text">
      <style:text-properties fo:font-size="14.00pt" fo:font-weight="normal" fo:font-family="'Liberation Serif'" style:font-family-asian="'Liberation Serif'" style:font-family-complex="'Liberation Serif'" fo:background-color="transparent" style:use-window-font-color="true"/>
    </style:style>
    <style:style style:name="T5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1" style:family="text">
      <style:text-properties fo:font-size="14.00pt" fo:font-weight="normal" fo:font-family="'Liberation Serif'" style:font-family-asian="'Liberation Serif'" style:font-family-complex="'Liberation Serif'" fo:background-color="transparent" style:use-window-font-color="true"/>
    </style:style>
    <style:style style:name="T52"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3" style:family="text">
      <style:text-properties fo:font-size="14.00pt" fo:font-weight="normal" fo:font-family="'Liberation Serif'" style:font-family-asian="'Liberation Serif'" style:font-family-complex="'Liberation Serif'" fo:background-color="transparent" style:use-window-font-color="true"/>
    </style:style>
    <style:style style:name="T5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5" style:family="text">
      <style:text-properties fo:font-size="14.00pt" fo:font-weight="normal" fo:font-family="'Liberation Serif'" style:font-family-asian="'Liberation Serif'" style:font-family-complex="'Liberation Serif'" fo:background-color="transparent" style:use-window-font-color="true"/>
    </style:style>
    <style:style style:name="T5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7" style:family="text">
      <style:text-properties fo:font-size="14.00pt" fo:font-weight="normal" fo:font-family="'Liberation Serif'" style:font-family-asian="'Liberation Serif'" style:font-family-complex="'Liberation Serif'" fo:background-color="transparent" style:use-window-font-color="true"/>
    </style:style>
    <style:style style:name="T58"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59" style:family="text">
      <style:text-properties fo:font-size="14.00pt" fo:font-weight="normal" fo:font-family="'Liberation Serif'" style:font-family-asian="'Liberation Serif'" style:font-family-complex="'Liberation Serif'" fo:background-color="transparent" style:use-window-font-color="true"/>
    </style:style>
    <style:style style:name="T6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Liberation Serif'" style:font-family-asian="'Liberation Serif'" style:font-family-complex="'Liberation Serif'" fo:background-color="transparent" style:use-window-font-color="true"/>
    </style:style>
    <style:style style:name="T6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68" style:family="text">
      <style:text-properties fo:font-size="14.00pt" fo:font-weight="normal" fo:font-family="'Liberation Serif'" style:font-family-asian="'Liberation Serif'" style:font-family-complex="'Liberation Serif'" fo:background-color="transparent" style:use-window-font-color="true"/>
    </style:style>
    <style:style style:name="T6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0" style:family="text">
      <style:text-properties fo:font-size="14.00pt" fo:font-weight="normal" fo:font-family="'Liberation Serif'" style:font-family-asian="'Liberation Serif'" style:font-family-complex="'Liberation Serif'"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2" style:family="text">
      <style:text-properties fo:font-size="14.00pt" fo:font-weight="normal" fo:font-family="'Liberation Serif'" style:font-family-asian="'Liberation Serif'" style:font-family-complex="'Liberation Serif'"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4" style:family="text">
      <style:text-properties fo:font-size="14.00pt" fo:font-weight="normal" fo:font-family="'Liberation Serif'" style:font-family-asian="'Liberation Serif'" style:font-family-complex="'Liberation Serif'" fo:background-color="transparent" style:use-window-font-color="true"/>
    </style:style>
    <style:style style:name="T75"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6" style:family="text">
      <style:text-properties fo:font-size="14.00pt" fo:font-weight="normal" fo:font-family="'Liberation Serif'" style:font-family-asian="'Liberation Serif'" style:font-family-complex="'Liberation Serif'" fo:background-color="transparent" style:use-window-font-color="true"/>
    </style:style>
    <style:style style:name="T77"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78" style:family="text">
      <style:text-properties fo:font-size="14.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0" style:family="text">
      <style:text-properties fo:font-size="14.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2" style:family="text">
      <style:text-properties fo:font-size="14.00pt" fo:font-weight="normal" fo:font-family="'Liberation Serif'" style:font-family-asian="'Liberation Serif'" style:font-family-complex="'Liberation Serif'" fo:background-color="transparent" style:use-window-font-color="true"/>
    </style:style>
    <style:style style:name="T83"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normal"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normal" fo:font-family="'Liberation Serif'" style:font-family-asian="'Liberation Serif'" style:font-family-complex="'Liberation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normal" fo:font-family="'Liberation Serif'" style:font-family-asian="'Liberation Serif'" style:font-family-complex="'Liberation Serif'" fo:background-color="transparent" style:use-window-font-color="true"/>
    </style:style>
    <style:style style:name="T9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1" style:family="text">
      <style:text-properties fo:font-size="14.00pt" fo:font-weight="normal" fo:font-family="'Liberation Serif'" style:font-family-asian="'Liberation Serif'" style:font-family-complex="'Liberation Serif'" fo:background-color="transparent" style:use-window-font-color="true"/>
    </style:style>
    <style:style style:name="T92"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3" style:family="text">
      <style:text-properties fo:font-size="14.00pt" fo:font-weight="normal" fo:font-family="'Liberation Serif'" style:font-family-asian="'Liberation Serif'" style:font-family-complex="'Liberation Serif'"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5" style:family="text">
      <style:text-properties fo:font-size="14.00pt" fo:font-weight="normal" fo:font-family="'Liberation Serif'" style:font-family-asian="'Liberation Serif'" style:font-family-complex="'Liberation Serif'" fo:background-color="transparent" style:use-window-font-color="true"/>
    </style:style>
    <style:style style:name="T9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7" style:family="text">
      <style:text-properties fo:font-size="14.00pt" fo:font-weight="normal" fo:font-family="'Liberation Serif'" style:font-family-asian="'Liberation Serif'" style:font-family-complex="'Liberation Serif'" fo:background-color="transparent" style:use-window-font-color="true"/>
    </style:style>
    <style:style style:name="T98"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99" style:family="text">
      <style:text-properties fo:font-size="14.00pt" fo:font-weight="normal" fo:font-family="'Liberation Serif'" style:font-family-asian="'Liberation Serif'" style:font-family-complex="'Liberation Serif'" fo:background-color="transparent" style:use-window-font-color="true"/>
    </style:style>
    <style:style style:name="T100"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1" style:family="text">
      <style:text-properties fo:font-size="14.00pt" fo:font-weight="normal" fo:font-family="'Liberation Serif'" style:font-family-asian="'Liberation Serif'" style:font-family-complex="'Liberation Serif'" fo:background-color="transparent" style:use-window-font-color="true"/>
    </style:style>
    <style:style style:name="T102"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3" style:family="text">
      <style:text-properties fo:font-size="14.00pt" fo:font-weight="normal" fo:font-family="'Liberation Serif'" style:font-family-asian="'Liberation Serif'" style:font-family-complex="'Liberation Serif'" fo:background-color="transparent" style:use-window-font-color="true"/>
    </style:style>
    <style:style style:name="T104"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5" style:family="text">
      <style:text-properties fo:font-size="14.00pt" fo:font-weight="normal" fo:font-family="'Liberation Serif'" style:font-family-asian="'Liberation Serif'" style:font-family-complex="'Liberation Serif'" fo:background-color="transparent" style:use-window-font-color="true"/>
    </style:style>
    <style:style style:name="T106" style:family="text">
      <style:text-properties fo:font-size="14.00pt" fo:font-weight="normal" fo:font-family="'Liberation Serif'" style:font-family-asian="'Liberation Serif'" style:font-family-complex="'Liberation Serif'" fo:background-color="transparent" style:use-window-font-color="true"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4.00pt" fo:font-weight="normal" fo:font-family="'Liberation Serif'" style:font-family-asian="'Liberation Serif'" style:font-family-complex="'Liberation Serif'" fo:background-color="transparent" style:use-window-font-color="true"/>
    </style:style>
    <style:style style:name="T109"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0" style:family="text">
      <style:text-properties fo:font-size="14.00pt" fo:font-weight="normal" fo:font-family="'Liberation Serif'" style:font-family-asian="'Liberation Serif'" style:font-family-complex="'Liberation Serif'"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3" style:family="text">
      <style:text-properties fo:font-size="14.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6" style:family="text">
      <style:text-properties fo:font-size="14.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19" style:family="text">
      <style:text-properties fo:font-size="14.00pt" fo:font-weight="normal" fo:font-family="'Liberation Serif'" style:font-family-asian="'Liberation Serif'" style:font-family-complex="'Liberation Serif'" fo:background-color="transparent" style:use-window-font-color="true"/>
    </style:style>
    <style:style style:name="T120" style:family="text">
      <style:text-properties fo:font-size="14.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15.00%" fo:text-align="left" fo:margin-bottom="7.00pt"/>
    </style:style>
    <text:list-style style:name="L4">
      <text:list-level-style-bullet text:level="1" text:bullet-char="•">
        <style:list-level-properties text:space-before="21.3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left="35.45pt" fo:text-indent="0.00pt"/>
    </style:style>
    <style:style style:name="P6" style:family="paragraph">
      <style:paragraph-properties fo:line-height="115.00%" fo:text-align="left"/>
    </style:style>
    <style:style style:name="P7" style:family="paragraph">
      <style:paragraph-properties fo:line-height="115.00%" fo:text-align="left" fo:margin-bottom="7.00pt"/>
    </style:style>
    <style:style style:name="P8" style:family="paragraph">
      <style:paragraph-properties fo:line-height="100.00%" fo:text-align="left"/>
    </style:style>
  </office:automatic-styles>
  <office:body>
    <office:text>
      <text:p text:style-name="P1"><text:span text:style-name="T1">INTOXICACIÓN POR ALIMENTOS</text:span></text:p>
      <text:p text:style-name="P1"><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Materia: Analisis de datos</text:span></text:p>
      <text:p text:style-name="P2"><text:span text:style-name="T4"/></text:p>
      <text:p text:style-name="P2"><text:span text:style-name="T5">Alumnos: Lautaro Eberle y Francisco Casais</text:span></text:p>
      <text:p text:style-name="P2"><text:span text:style-name="T6"/></text:p>
      <text:p text:style-name="P2"><text:span text:style-name="T7">Profesor: Magali Cristobo</text:span></text:p>
      <text:p text:style-name="P2"><text:span text:style-name="T8"/></text:p>
      <text:p text:style-name="P2"><text:span text:style-name="T9">Fecha: 24/04/24</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3"><text:span text:style-name="T11">Índice</text:span></text:p>
      <text:list text:style-name="L4">
        <text:list-item>
          <text:p text:style-name="P4"><text:span text:style-name="T11">Explicación de la problemática</text:span></text:p>
        </text:list-item>
        <text:list-item>
          <text:p text:style-name="P4"><text:span text:style-name="T11">Links a la encuesta y resultados de la misma</text:span></text:p>
        </text:list-item>
        <text:list-item>
          <text:p text:style-name="P4"><text:span text:style-name="T11">Gráficos</text:span></text:p>
        </text:list-item>
        <text:list-item>
          <text:p text:style-name="P4"><text:span text:style-name="T11">Entrevistas</text:span></text:p>
        </text:list-item>
        <text:list-item>
          <text:p text:style-name="P5"><text:span text:style-name="T11">Entrevista 1</text:span></text:p>
        </text:list-item>
        <text:list-item>
          <text:p text:style-name="P5"><text:span text:style-name="T11">Entrevista 2</text:span></text:p>
        </text:list-item>
        <text:list-item>
          <text:p text:style-name="P5"><text:span text:style-name="T11">Entrevista 3</text:span></text:p>
        </text:list-item>
        <text:list-item>
          <text:p text:style-name="P6"><text:span text:style-name="T11">Fuentes confiables consultadas</text:span></text:p>
        </text:list-item>
        <text:list-item>
          <text:p text:style-name="P7"><text:span text:style-name="T11">Conclusión final</text:span></text:p>
        </text:list-item>
      </text:list>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3">1. Explicación de la problemática:</text:span></text:p>
      <text:p text:style-name="P8"><text:span text:style-name="T14"/></text:p>
      <text:p text:style-name="P8"><text:span text:style-name="T15">Hemos decidido hacer una investigación acerca de la intoxicación por alimentos. Debido a la crisis económica actual muchos restaurantes, cadenas de comida rápida y vendedores particulares de comida han comenzado a usar ingredientes de baja calidad para sus productos y a descuidar de los mismos. Con esta investigación esperamos encontrar una solución a esta problemática que esta atravesando todo el país.</text:span></text:p>
      <text:p text:style-name="P8"><text:span text:style-name="T16"/></text:p>
      <text:p text:style-name="P8"><text:span text:style-name="T17">2.</text:span></text:p>
      <text:p text:style-name="P8"><text:span text:style-name="T17">Link a la encuesta:</text:span></text:p>
      <text:p text:style-name="P8"><text:a xlink:href="https://docs.google.com/forms/d/e/1FAIpQLSdmsJZVs_3GmDzYsS69Cw_XiLOd5PbmucJUeDdPsWd-SKqJKQ/viewform"><text:span text:style-name="T18">https://docs.google.com/forms/d/e/1FAIpQLSdmsJZVs_3GmDzYsS69Cw_XiLOd5PbmucJUeDdPsWd-SKqJKQ/viewform</text:span></text:a><text:span text:style-name="T19"/></text:p>
      <text:p text:style-name="P8"><text:span text:style-name="T20">Link a un archivo en GitHub con los datos sin procesar:</text:span></text:p>
      <text:p text:style-name="P8"><text:a xlink:href="https://github.com/lautaroeberle/AnalisisDeDatos/blob/f58e555a863b2b17850686ad303e4f44f81d5b97/Registro para la obtención de camisetas.csv"><text:span text:style-name="T22">https://github.com/lautaroeberle/AnalisisDeDatos/blob/f58e555a863b2b17850686ad303e4f44f81d5b97/Registro%20para%20la%20obtenci%C3%B3n%20de%20camisetas.csv</text:span></text:a><text:span text:style-name="T23"><text:s/></text:span></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5">3. Graficos:</text:span></text:p>
      <text:p text:style-name="P8"><text:span text:style-name="T25"/></text:p>
      <text:p text:style-name="P8"><text:span text:style-name="T25"/></text:p>
      <text:p text:style-name="P8"><text:span text:style-name="T25">Paneo general de las respuestas al formulario:</text:span></text:p>
      <text:p text:style-name="P8"><text:span text:style-name="T26"/></text:p>
      <text:p text:style-name="P8"><draw:frame text:anchor-type="as-char" svg:width="146.58mm" svg:height="119.33mm" style:rel-width="scale" style:rel-height="scale"><draw:object-ole xlink:href="OleObj1"/><draw:image xlink:href="ObjectReplacements/OleObj1"/></draw:frame><text:span text:style-name="T26"/></text:p>
      <text:p text:style-name="P8"><text:span text:style-name="T26"/></text:p>
      <text:p text:style-name="P8"><text:span text:style-name="T26"/></text:p>
      <text:p text:style-name="P8"><draw:frame text:anchor-type="as-char" svg:width="118.00mm" svg:height="113.51mm" style:rel-width="scale" style:rel-height="scale"><draw:object-ole xlink:href="OleObj2"/><draw:image xlink:href="ObjectReplacements/OleObj2"/></draw:frame><text:span text:style-name="T26"/></text:p>
      <text:p text:style-name="P8"><draw:frame text:anchor-type="as-char" svg:width="146.58mm" svg:height="100.01mm" style:rel-width="scale" style:rel-height="scale"><draw:object-ole xlink:href="OleObj3"/><draw:image xlink:href="ObjectReplacements/OleObj3"/></draw:frame><text:span text:style-name="T26"/></text:p>
      <text:p text:style-name="P8"><text:span text:style-name="T26"/></text:p>
      <text:p text:style-name="P8"><draw:frame text:anchor-type="as-char" svg:width="146.58mm" svg:height="132.03mm" style:rel-width="scale" style:rel-height="scale"><draw:object-ole xlink:href="OleObj4"/><draw:image xlink:href="ObjectReplacements/OleObj4"/></draw:frame><text:span text:style-name="T26"/></text:p>
      <text:p text:style-name="P8"><draw:frame text:anchor-type="as-char" svg:width="124.88mm" svg:height="101.60mm" style:rel-width="scale" style:rel-height="scale"><draw:object-ole xlink:href="OleObj5"/><draw:image xlink:href="ObjectReplacements/OleObj5"/></draw:frame><text:span text:style-name="T26"/></text:p>
      <text:p text:style-name="P8"><draw:frame text:anchor-type="as-char" svg:width="146.58mm" svg:height="136.00mm" style:rel-width="scale" style:rel-height="scale"><draw:object-ole xlink:href="OleObj6"/><draw:image xlink:href="ObjectReplacements/OleObj6"/></draw:frame><text:span text:style-name="T26"/></text:p>
      <text:p text:style-name="P8"><draw:frame text:anchor-type="as-char" svg:width="146.58mm" svg:height="91.55mm" style:rel-width="scale" style:rel-height="scale"><draw:object-ole xlink:href="OleObj7"/><draw:image xlink:href="ObjectReplacements/OleObj7"/></draw:frame><text:span text:style-name="T26"/></text:p>
      <text:p text:style-name="P8"><text:span text:style-name="T26"/></text:p>
      <text:p text:style-name="P8"><text:span text:style-name="T26"/></text:p>
      <text:p text:style-name="P8"><text:span text:style-name="T27">Graficos comparativos:</text:span><text:span text:style-name="T28"/></text:p>
      <text:p text:style-name="P8"><text:span text:style-name="T28"/></text:p>
      <text:p text:style-name="P8"><draw:frame text:anchor-type="as-char" svg:width="146.58mm" svg:height="148.17mm" style:rel-width="scale" style:rel-height="scale"><draw:object-ole xlink:href="OleObj8"/><draw:image xlink:href="ObjectReplacements/OleObj8"/></draw:frame><text:span text:style-name="T28"/></text:p>
      <text:p text:style-name="P8"><text:span text:style-name="T29">Este grafico muestra como la cantidad de gente que tiene enfermedades y/o condiciones relacionadas con los alimentos que pueden consumir es sumamente menor a la gente que no las tiene, cuando hablamos de concurrencia a cadenas de comida rápida y/o callejera. Esto demuestra que las personas con estos problemas eligen no ingerir productos vendidos en este tipo de lugares, sabiendo que, como suelen ser de baja calidad, pueden afectar gravemente su salud.</text:span></text:p>
      <text:p text:style-name="P8"><text:span text:style-name="T30"/></text:p>
      <text:p text:style-name="P8"><text:span text:style-name="T30"/></text:p>
      <text:p text:style-name="P8"><text:span text:style-name="T30"/></text:p>
      <text:p text:style-name="P8"><text:span text:style-name="T30"/></text:p>
      <text:p text:style-name="P8"><text:span text:style-name="T30"/></text:p>
      <text:p text:style-name="P8"><draw:frame text:anchor-type="as-char" svg:width="146.58mm" svg:height="138.38mm" style:rel-width="scale" style:rel-height="scale"><draw:object-ole xlink:href="OleObj9"/><draw:image xlink:href="ObjectReplacements/OleObj9"/></draw:frame><text:span text:style-name="T30"/></text:p>
      <text:p text:style-name="P8"><text:span text:style-name="T31">En este grafico se puede ver la cantidad de afecciones que han sufrido las personas que suelen comer platos preparados de la forma mencionada. Se observa que la gente que mas afecciones sufre es la que generalmente pide platos horneados o hechos a la plancha. Sin embargo, no podemos concluir con que los platos preparados de esa manera son mas peligrosos para la salud que los demas mencionados debido a que estos son, generalmente, los mas pedidos. No es el caso de los platos crudos, los cuales no son muy comunes en restaurantes y aún asi superan a los hervidos cuando hablamos de afecciones sufridas luego de comerlos. Los platos fritos, por su parte, tienen una alta tasa de afeccion, un poco por debajo de los platos horneados que, recordemos, son simpre los mas pedidos</text:span><text:span text:style-name="T32">.</text:span></text:p>
      <text:p text:style-name="P8"><draw:frame text:anchor-type="as-char" svg:width="146.58mm" svg:height="117.21mm" style:rel-width="scale" style:rel-height="scale"><draw:object-ole xlink:href="OleObj10"/><draw:image xlink:href="ObjectReplacements/OleObj10"/></draw:frame><text:span text:style-name="T32"/></text:p>
      <text:p text:style-name="P8"><text:span text:style-name="T33">En este grafico se muestra la cantidad de afecciones sufridas por tipo de postre consumido. Se puede observar como la gente que pide postres de todo tipo padeció muchas mas afecciones que la gente que solamente pide postres livianos. Esto demuestra que, al comer afuera, hay que asegurarse de no pedir postres pesados o que creas que pueden afectar a tu salud, si no queres ser afectado por estos.</text:span></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4"/></text:p>
      <text:p text:style-name="P8"><text:span text:style-name="T35"><text:line-break/></text:span></text:p>
      <text:p text:style-name="P8"><text:span text:style-name="T35">4. Entrevistas:</text:span></text:p>
      <text:p text:style-name="P8"><text:span text:style-name="T36"/></text:p>
      <text:p text:style-name="P8"><text:span text:style-name="T37">Preguntas elegidas para la entrevista:</text:span></text:p>
      <text:p text:style-name="P8"><text:span text:style-name="T38"/></text:p>
      <text:p text:style-name="P8"><text:span text:style-name="T39">1-¿Cuál es su edad?</text:span></text:p>
      <text:p text:style-name="P8"><text:span text:style-name="T39">2-¿Padece alguna enfermedad o condición que pueda generarle algún tipo de efecto negativo al consumir determinados alimentos?</text:span></text:p>
      <text:p text:style-name="P8"><text:span text:style-name="T39">3-Cuando come fuera de tu casa, ¿A que lugar va con mas frecuencia?</text:span></text:p>
      <text:p text:style-name="P8"><text:span text:style-name="T39">4-A la hora de comer afuera, ¿Que cosas toma en cuenta a la hora de pedir?</text:span></text:p>
      <text:p text:style-name="P8"><text:span text:style-name="T39">5-Cuando come afuera, ¿Qué tipo de platos suele pedir?</text:span></text:p>
      <text:p text:style-name="P8"><text:span text:style-name="T39">6-Cuando come afuera, ¿Qué suele pedir?</text:span></text:p>
      <text:p text:style-name="P8"><text:span text:style-name="T39">7-Cuando come afuera, ¿Pide postre?</text:span></text:p>
      <text:p text:style-name="P8"><text:span text:style-name="T39">8-Luego de comer afuera, ¿Ha experimentado alguna afección?¿Cuál o cuales?</text:span></text:p>
      <text:p text:style-name="P8"><text:span text:style-name="T39">9-¿Cree que la comida que había consumido afuera fue el causante de esas afecciones? </text:span></text:p>
      <text:p text:style-name="P8"><text:span text:style-name="T40"/></text:p>
      <text:p text:style-name="P8"><text:span text:style-name="T40"/></text:p>
      <text:p text:style-name="P8"><text:span text:style-name="T40"/></text:p>
      <text:p text:style-name="P8"><text:span text:style-name="T41">PERSONA 1: Franco Maglio<text:line-break/><text:line-break/>Hemos elegido a esta persona porque sabemos que tuvo varios problemas con la comida que ofrece un restaurante que frecuenta.</text:span></text:p>
      <text:p text:style-name="P8"><text:span text:style-name="T42"/></text:p>
      <text:p text:style-name="P8"><text:span text:style-name="T43">1-¿Cuál es su edad?</text:span></text:p>
      <text:p text:style-name="P8"><text:span text:style-name="T44">“27 años”</text:span></text:p>
      <text:p text:style-name="P8"><text:span text:style-name="T45">2-¿Padece alguna enfermedad o condición que pueda generarle algún tipo de efecto negativo al consumir determinados alimentos?</text:span></text:p>
      <text:p text:style-name="P8"><text:span text:style-name="T46">“No”</text:span></text:p>
      <text:p text:style-name="P8"><text:span text:style-name="T47">3-Cuando come fuera de tu casa, ¿A que lugar va con mas frecuencia?</text:span></text:p>
      <text:p text:style-name="P8"><text:span text:style-name="T48">“A un lugar que está cerca de mi casa. Bastante barato.”</text:span></text:p>
      <text:p text:style-name="P8"><text:span text:style-name="T49">4-A la hora de comer afuera, ¿Que cosas toma en cuenta a la hora de pedir?</text:span></text:p>
      <text:p text:style-name="P8"><text:span text:style-name="T50">“Que sea barato.”</text:span></text:p>
      <text:p text:style-name="P8"><text:span text:style-name="T51">5-Cuando come afuera, ¿Qué tipo de platos suele pedir?</text:span></text:p>
      <text:p text:style-name="P8"><text:span text:style-name="T52">“Siempre calientes”</text:span></text:p>
      <text:p text:style-name="P8"><text:span text:style-name="T53">6-Cuando come afuera, ¿Qué suele pedir?</text:span></text:p>
      <text:p text:style-name="P8"><text:span text:style-name="T54">“Milanesa frita con papas fritas”</text:span></text:p>
      <text:p text:style-name="P8"><text:span text:style-name="T55">7-Cuando come afuera, ¿Pide postre?</text:span></text:p>
      <text:p text:style-name="P8"><text:span text:style-name="T56">“Nunca, muy caro”</text:span></text:p>
      <text:p text:style-name="P8"><text:span text:style-name="T57">8-Luego de comer afuera, ¿Ha experimentado alguna afección?¿Cuál o cuales?</text:span></text:p>
      <text:p text:style-name="P8"><text:span text:style-name="T58">“Si, de todo: Dolor de panza, fiebre, vómitos… Y algunas cosas mas”</text:span></text:p>
      <text:p text:style-name="P8"><text:span text:style-name="T59">9-¿Cree que la comida que había consumido afuera fue el causante de esas afecciones? </text:span></text:p>
      <text:p text:style-name="P8"><text:span text:style-name="T60">“Puede ser pero voy a seguir yendo porque me queda cerca y es barato”</text:span></text:p>
      <text:p text:style-name="P8"><text:span text:style-name="T61"/></text:p>
      <text:p text:style-name="P8"><text:span text:style-name="T61"/></text:p>
      <text:p text:style-name="P8"><text:span text:style-name="T62">PERSONA 2: Julián Pérez</text:span></text:p>
      <text:p text:style-name="P8"><text:span text:style-name="T63"/></text:p>
      <text:p text:style-name="P8"><text:span text:style-name="T64">Elegimos a esta persona porque sabemos que tiene mucha cultura gastronómica y, por lo tanto, puede aportar bastante a la investigación.</text:span></text:p>
      <text:p text:style-name="P8"><text:span text:style-name="T65"/></text:p>
      <text:p text:style-name="P8"><text:span text:style-name="T66">1-¿Cuál es su edad?</text:span></text:p>
      <text:p text:style-name="P8"><text:span text:style-name="T67">“18 años”</text:span></text:p>
      <text:p text:style-name="P8"><text:span text:style-name="T68">2-¿Padece alguna enfermedad o condición que pueda generarle algún tipo de efecto negativo al consumir determinados alimentos?</text:span></text:p>
      <text:p text:style-name="P8"><text:span text:style-name="T69">“No”</text:span></text:p>
      <text:p text:style-name="P8"><text:span text:style-name="T70">3-Cuando come fuera de tu casa, ¿A que lugar va con mas frecuencia?</text:span></text:p>
      <text:p text:style-name="P8"><text:span text:style-name="T71">“Florentino”</text:span></text:p>
      <text:p text:style-name="P8"><text:span text:style-name="T72">4-A la hora de comer afuera, ¿Que cosas toma en cuenta a la hora de pedir?</text:span></text:p>
      <text:p text:style-name="P8"><text:span text:style-name="T73">“Que tenga buen precio y que tenga carne”</text:span></text:p>
      <text:p text:style-name="P8"><text:span text:style-name="T74">5-Cuando come afuera, ¿Qué tipo de platos suele pedir?</text:span></text:p>
      <text:p text:style-name="P8"><text:span text:style-name="T75">“Calientes”</text:span></text:p>
      <text:p text:style-name="P8"><text:span text:style-name="T76">6-Cuando come afuera, ¿Qué suele pedir?</text:span></text:p>
      <text:p text:style-name="P8"><text:span text:style-name="T77">“Carne o pastas”</text:span></text:p>
      <text:p text:style-name="P8"><text:span text:style-name="T78">7-Cuando come afuera, ¿Pide postre?</text:span></text:p>
      <text:p text:style-name="P8"><text:span text:style-name="T79">“Si”</text:span></text:p>
      <text:p text:style-name="P8"><text:span text:style-name="T80">8-Luego de comer afuera, ¿Ha experimentado alguna afección?¿Cuál o cuales?</text:span></text:p>
      <text:p text:style-name="P8"><text:span text:style-name="T81">“Cuando me lleno… ¿Como se llama? Sí, atracón”</text:span></text:p>
      <text:p text:style-name="P8"><text:span text:style-name="T82">9-¿Cree que la comida que había consumido afuera fue el causante de esas afecciones? </text:span></text:p>
      <text:p text:style-name="P8"><text:span text:style-name="T83">“Si porque ese es el lugar donde comí”</text:span></text:p>
      <text:p text:style-name="P8"><text:span text:style-name="T84"/></text:p>
      <text:p text:style-name="P8"><text:span text:style-name="T85">PERSONA 3: Santino Andreachi</text:span></text:p>
      <text:p text:style-name="P8"><text:span text:style-name="T86"/></text:p>
      <text:p text:style-name="P8"><text:span text:style-name="T87">Elegimos a esta persona porque sabemos que no tiene mucha cultura gastronómica y, por lo tanto, puede aportar un punto de vista diferente a la investigación.</text:span></text:p>
      <text:p text:style-name="P8"><text:span text:style-name="T88"/></text:p>
      <text:p text:style-name="P8"><text:span text:style-name="T89">1-¿Cuál es su edad?</text:span></text:p>
      <text:p text:style-name="P8"><text:span text:style-name="T90">“18 años”</text:span></text:p>
      <text:p text:style-name="P8"><text:span text:style-name="T91">2-¿Padece alguna enfermedad o condición que pueda generarle algún tipo de efecto negativo al consumir determinados alimentos?</text:span></text:p>
      <text:p text:style-name="P8"><text:span text:style-name="T92">“No”</text:span></text:p>
      <text:p text:style-name="P8"><text:span text:style-name="T93">3-Cuando come fuera de tu casa, ¿A que lugar va con mas frecuencia?</text:span></text:p>
      <text:p text:style-name="P8"><text:span text:style-name="T94">“Comida rápida tipo Burger King”</text:span></text:p>
      <text:p text:style-name="P8"><text:span text:style-name="T95">4-A la hora de comer afuera, ¿Que cosas toma en cuenta a la hora de pedir?</text:span></text:p>
      <text:p text:style-name="P8"><text:span text:style-name="T96">“Precio, cantidad de comida, calidad de comida y el lugar… Onda si esta bueno o no”</text:span></text:p>
      <text:p text:style-name="P8"><text:span text:style-name="T97">5-Cuando come afuera, ¿Qué tipo de platos suele pedir?</text:span></text:p>
      <text:p text:style-name="P8"><text:span text:style-name="T98">“Calientes”</text:span></text:p>
      <text:p text:style-name="P8"><text:span text:style-name="T99">6-Cuando come afuera, ¿Qué suele pedir?</text:span></text:p>
      <text:p text:style-name="P8"><text:span text:style-name="T100">“Carne, pastas, probablemente acompañado con alguna ensalada.”</text:span></text:p>
      <text:p text:style-name="P8"><text:span text:style-name="T101">7-Cuando come afuera, ¿Pide postre?</text:span></text:p>
      <text:p text:style-name="P8"><text:span text:style-name="T102">“Si, a veces”</text:span></text:p>
      <text:p text:style-name="P8"><text:span text:style-name="T103">8-Luego de comer afuera, ¿Ha experimentado alguna afección?¿Cuál o cuales?</text:span></text:p>
      <text:p text:style-name="P8"><text:span text:style-name="T104">“No, ninguna”</text:span></text:p>
      <text:p text:style-name="P8"><text:span text:style-name="T105">9-¿Cree que la comida que había consumido afuera fue el causante de esas afecciones? </text:span></text:p>
      <text:p text:style-name="P8"><text:span text:style-name="T106">“No tuve ninguna afeccion”</text:span></text:p>
      <text:p text:style-name="P8"><text:span text:style-name="T107"/></text:p>
      <text:p text:style-name="P8"><text:span text:style-name="T107"/></text:p>
      <text:p text:style-name="P8"><text:span text:style-name="T108">5. Fuentes confiables consultadas:<text:line-break/></text:span></text:p>
      <text:p text:style-name="P8"><text:a xlink:href="https://www.argentina.gob.ar/anmat/vigilancia-alimentaria"><text:span text:style-name="T109">https://www.argentina.gob.ar/anmat/vigilancia-alimentaria</text:span></text:a><text:span text:style-name="T110"/></text:p>
      <text:p text:style-name="P8"><text:span text:style-name="T111"/></text:p>
      <text:p text:style-name="P8"><text:a xlink:href="https://buenosaires.gob.ar/noticias/consejos-sobre-seguridad-e-higiene-alimentaria"><text:span text:style-name="T112">https://buenosaires.gob.ar/noticias/consejos-sobre-seguridad-e-higiene-alimentaria</text:span></text:a><text:span text:style-name="T113"/></text:p>
      <text:p text:style-name="P8"><text:span text:style-name="T114"/></text:p>
      <text:p text:style-name="P8"><text:a xlink:href="https://www.argentina.gob.ar/sites/default/files/anmat_manual_de_manipuladores_2022.pdf"><text:span text:style-name="T115">https://www.argentina.gob.ar/sites/default/files/anmat_manual_de_manipuladores_2022.pdf</text:span></text:a><text:span text:style-name="T116"/></text:p>
      <text:p text:style-name="P8"><text:span text:style-name="T117"/></text:p>
      <text:p text:style-name="P8"><text:a xlink:href="https://fundaciondelcorazon.com/blog-impulso-vital/2425-es-sano-comer-en-restaurantes.html"><text:span text:style-name="T118">https://fundaciondelcorazon.com/blog-impulso-vital/2425-es-sano-comer-en-restaurantes.html</text:span></text:a><text:span text:style-name="T119"/></text:p>
      <text:p text:style-name="P8"><text:span text:style-name="T119"/></text:p>
      <text:p text:style-name="P8"><text:span text:style-name="T119"/></text:p>
      <text:p text:style-name="P8"><text:span text:style-name="T119"/></text:p>
      <text:p text:style-name="P8"><text:span text:style-name="T119"/></text:p>
      <text:p text:style-name="P8"><text:span text:style-name="T119">6. Conclusion final: </text:span></text:p>
      <text:p text:style-name="P8"><text:span text:style-name="T119"/></text:p>
      <text:p text:style-name="P8"><text:span text:style-name="T119">Luego de analizar los graficos, consultar las fuentes y realizar las entrevistas, llegamos a la conclusión de que hay ciertos lugares a los que no debes ir y ciertas cosas que no debes pedir. Nunca es recomendable comer en cadenas de comida rapida ya que sus productos ultraprocesados estan llenos de componentes insalubres. Tampoco es recomendable pedir platos crudos, como ensaladas, o fritos, como empanados fritos. Esto se debe a que en muchos sitios de venta de comida no lavan las verduras de la ensalada ni recambian y/o cuidan el aceite con el que frien, de manera correcta. Esto aumenta enormemente la probabilidad de contraer una afeccion luego de comer afuera.</text:span></text:p>
      <text:p text:style-name="P8"><text:span text:style-name="T119">Cuando hablamos de postres, no es recomendable pedirlos. Pero si lo haces, asegurate de que sean livianos y que esten en buenas condiciones. No es conveniente comer postres pesados en ningún lado, pero menos fuera de tu casa, donde las condiciones de preparación de estos suelen ser bastante precarias. </text:span></text:p>
      <text:p text:style-name="P8"><text:span text:style-name="T119"><text:s text:c="2"/>En resumen, si vas a comer afuera, asegurate de que los alimentos que vayas a consumir esten en excelentes condiciones y no puedan afectar negativamente tu salud para evitar padecer afecciones luego de comer afuera.</text:span><text:span text:style-name="T12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